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1_20_Without_20_Numbering" style:master-page-name="Appendix">
      <style:paragraph-properties style:page-number="auto"/>
    </style:style>
    <style:style style:name="P2" style:family="paragraph" style:parent-style-name="Heading1_20_Without_20_Numbering" style:list-style-name="Appendix_20_Numbering" style:master-page-name="Appendix">
      <style:paragraph-properties style:page-number="auto"/>
    </style:style>
    <style:style style:name="P3" style:family="paragraph">
      <style:paragraph-properties fo:text-align="center"/>
      <style:text-properties fo:font-size="18pt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3" svg:width="6.4996in" svg:height="0.135in" svg:x="-2.3752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3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3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3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3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3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3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3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3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3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3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3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3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3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text:list xml:id="list2744872194749779876" text:style-name="Appendix_20_Numbering">
        <text:list-item>
          <text:p text:style-name="P1">Standard Option and Property Names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ppendix" style:family="paragraph" style:default-outline-level="">
      <style:paragraph-properties fo:margin="100%" fo:margin-left="1in" fo:margin-right="0in" fo:margin-top="0.25in" fo:margin-bottom="0.1665in" style:line-height-at-least="0.278in" fo:text-align="center" style:justify-single-word="false" fo:orphans="0" fo:widows="0" fo:text-indent="-1in" style:auto-text-indent="false" fo:break-before="pag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="100%"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="100%" fo:margin-left="0in" fo:margin-right="0in" fo:margin-top="0in" fo:margin-bottom="0.139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="100%" fo:margin-left="0in" fo:margin-right="0in" fo:margin-top="0in" fo:margin-bottom="0.139in" fo:text-indent="0in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.139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="100%" fo:margin-left="0in" fo:margin-right="0in" fo:margin-top="0in" fo:margin-bottom="0.139in" style:line-height-at-least="0in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:" style:num-format="A" text:start-value="8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  <style:master-page style:name="Appendix" style:page-layout-name="Mpm6">
      <style:header>
        <text:p text:style-name="Header"/>
      </style:header>
      <style:footer>
        <text:p text:style-name="Footer"/>
      </style:footer>
    </style:master-page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3</meta:editing-cycles>
    <meta:creation-date>2012-06-24T14:10:55.11</meta:creation-date>
    <meta:editing-duration>PT19M8S</meta:editing-duration>
    <meta:generator>OpenOffice.org/3.4$Win32 OpenOffice.org_project/340m1$Build-9590</meta:generator>
    <dc:title>JDO_Chapter</dc:title>
    <dc:date>2013-05-31T19:40:15.88</dc:date>
    <meta:document-statistic meta:table-count="0" meta:image-count="0" meta:object-count="0" meta:page-count="1" meta:paragraph-count="1" meta:word-count="6" meta:character-count="3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